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style:font-name="Times New Roman"/>
    </style:style>
    <style:style style:name="P3" style:family="paragraph" style:parent-style-name="Text_20_body">
      <style:text-properties style:font-name="Times New Roman" officeooo:paragraph-rsid="0007210d"/>
    </style:style>
    <style:style style:name="P4" style:family="paragraph" style:parent-style-name="Text_20_body">
      <style:text-properties style:font-name="Times New Roman" officeooo:paragraph-rsid="0008ea63"/>
    </style:style>
    <style:style style:name="P5" style:family="paragraph" style:parent-style-name="Text_20_body" style:list-style-name="L2"/>
    <style:style style:name="P6" style:family="paragraph" style:parent-style-name="Text_20_body">
      <loext:graphic-properties draw:fill="none"/>
      <style:paragraph-properties fo:margin-left="-0.7cm" fo:margin-right="0cm" fo:text-indent="0.7cm" style:auto-text-indent="false" fo:background-color="transparent"/>
      <style:text-properties style:font-name="Times New Roman"/>
    </style:style>
    <style:style style:name="P7" style:family="paragraph" style:parent-style-name="Text_20_body">
      <style:paragraph-properties fo:margin-top="0cm" fo:margin-bottom="0.499cm" loext:contextual-spacing="false"/>
      <style:text-properties officeooo:paragraph-rsid="000a8dae"/>
    </style:style>
    <style:style style:name="P8" style:family="paragraph" style:parent-style-name="Standard">
      <style:text-properties style:font-name="Times New Roman"/>
    </style:style>
    <style:style style:name="P9" style:family="paragraph" style:parent-style-name="Standard" style:master-page-name="">
      <loext:graphic-properties draw:fill="none"/>
      <style:paragraph-properties fo:margin-left="0cm" fo:margin-right="0cm" fo:text-indent="-0.9cm" style:auto-text-indent="false" style:page-number="auto" fo:background-color="transparent"/>
      <style:text-properties style:font-name="Times New Roman" fo:background-color="#19c37d"/>
    </style:style>
    <style:style style:name="P10" style:family="paragraph" style:parent-style-name="Standard">
      <loext:graphic-properties draw:fill="none"/>
      <style:paragraph-properties fo:margin-left="-0.7cm" fo:margin-right="0cm" fo:text-indent="0.7cm" style:auto-text-indent="false" fo:background-color="transparent"/>
      <style:text-properties style:font-name="Times New Roman"/>
    </style:style>
    <style:style style:name="P11" style:family="paragraph" style:parent-style-name="Heading_20_1">
      <style:text-properties style:font-name="Times New Roman"/>
    </style:style>
    <style:style style:name="P12" style:family="paragraph" style:parent-style-name="Heading_20_2">
      <style:text-properties style:font-name="Times New Roman"/>
    </style:style>
    <style:style style:name="P13" style:family="paragraph" style:parent-style-name="Heading_20_2">
      <style:text-properties style:font-name="Times New Roman" officeooo:rsid="000a8dae" officeooo:paragraph-rsid="000a8dae"/>
    </style:style>
    <style:style style:name="P14" style:family="paragraph" style:parent-style-name="Heading_20_2">
      <loext:graphic-properties draw:fill="none"/>
      <style:paragraph-properties fo:margin-left="-0.7cm" fo:margin-right="0cm" fo:text-indent="0.7cm" style:auto-text-indent="false" fo:background-color="transparent"/>
      <style:text-properties style:font-name="Times New Roman"/>
    </style:style>
    <style:style style:name="P15" style:family="paragraph" style:parent-style-name="Heading_20_3">
      <style:text-properties style:font-name="Times New Roman"/>
    </style:style>
    <style:style style:name="P16" style:family="paragraph" style:parent-style-name="Heading_20_3">
      <style:text-properties style:font-name="Times New Roman" fo:font-size="12pt" style:font-size-asian="12pt" style:font-size-complex="12pt"/>
    </style:style>
    <style:style style:name="P17" style:family="paragraph" style:parent-style-name="Heading_20_3">
      <loext:graphic-properties draw:fill="none"/>
      <style:paragraph-properties fo:margin-left="-0.7cm" fo:margin-right="0cm" fo:text-indent="0.7cm" style:auto-text-indent="false" fo:background-color="transparent"/>
      <style:text-properties style:font-name="Times New Roman"/>
    </style:style>
    <style:style style:name="P18" style:family="paragraph" style:parent-style-name="Heading_20_3">
      <loext:graphic-properties draw:fill="none"/>
      <style:paragraph-properties fo:margin-left="-0.7cm" fo:margin-right="0cm" fo:text-indent="0.7cm" style:auto-text-indent="false" fo:background-color="transparent"/>
      <style:text-properties style:font-name="Times New Roman" officeooo:paragraph-rsid="0007210d"/>
    </style:style>
    <style:style style:name="P19" style:family="paragraph" style:parent-style-name="Heading_20_3" style:master-page-name="">
      <loext:graphic-properties draw:fill="none"/>
      <style:paragraph-properties fo:margin-left="-0.7cm" fo:margin-right="0cm" fo:text-indent="0.7cm" style:auto-text-indent="false" style:page-number="auto" fo:background-color="transparent"/>
      <style:text-properties style:font-name="Times New Roman"/>
    </style:style>
    <style:style style:name="P20" style:family="paragraph" style:parent-style-name="Heading_20_4">
      <style:text-properties officeooo:rsid="0007210d" officeooo:paragraph-rsid="0007210d"/>
    </style:style>
    <style:style style:name="P21" style:family="paragraph" style:parent-style-name="Heading_20_4">
      <style:text-properties style:font-name="Times New Roman"/>
    </style:style>
    <style:style style:name="P22" style:family="paragraph" style:parent-style-name="Heading_20_4">
      <style:text-properties style:font-name="Times New Roman" officeooo:paragraph-rsid="0007210d"/>
    </style:style>
    <style:style style:name="P23" style:family="paragraph" style:parent-style-name="Heading_20_4">
      <style:text-properties style:font-name="Times New Roman" officeooo:paragraph-rsid="0008ea63"/>
    </style:style>
    <style:style style:name="P24" style:family="paragraph" style:parent-style-name="Heading_20_4">
      <style:text-properties style:font-name="Times New Roman" officeooo:paragraph-rsid="000a8dae"/>
    </style:style>
    <style:style style:name="P25" style:family="paragraph" style:parent-style-name="Preformatted_20_Text">
      <style:paragraph-properties fo:margin-top="0cm" fo:margin-bottom="0.499cm" loext:contextual-spacing="false"/>
    </style:style>
    <style:style style:name="P26" style:family="paragraph" style:parent-style-name="Preformatted_20_Text">
      <style:paragraph-properties fo:margin-top="0cm" fo:margin-bottom="0.499cm" loext:contextual-spacing="false"/>
      <style:text-properties officeooo:paragraph-rsid="0007210d"/>
    </style:style>
    <style:style style:name="P27" style:family="paragraph" style:parent-style-name="Preformatted_20_Text">
      <style:paragraph-properties fo:margin-top="0cm" fo:margin-bottom="0.499cm" loext:contextual-spacing="false"/>
      <style:text-properties officeooo:paragraph-rsid="0008ea63"/>
    </style:style>
    <style:style style:name="P28" style:family="paragraph" style:parent-style-name="Preformatted_20_Text">
      <style:paragraph-properties fo:margin-top="0cm" fo:margin-bottom="0.499cm" loext:contextual-spacing="false"/>
      <style:text-properties style:font-name="Times New Roman"/>
    </style:style>
    <style:style style:name="P29" style:family="paragraph" style:parent-style-name="Preformatted_20_Text">
      <style:paragraph-properties fo:margin-top="0cm" fo:margin-bottom="0.499cm" loext:contextual-spacing="false"/>
      <style:text-properties style:font-name="Times New Roman" officeooo:rsid="000a8dae" officeooo:paragraph-rsid="000a8dae"/>
    </style:style>
    <style:style style:name="P30" style:family="paragraph" style:parent-style-name="Preformatted_20_Text">
      <style:paragraph-properties fo:margin-top="0cm" fo:margin-bottom="0.499cm" loext:contextual-spacing="false"/>
      <style:text-properties officeooo:paragraph-rsid="000a8dae"/>
    </style:style>
    <style:style style:name="T1" style:family="text">
      <style:text-properties fo:color="#c9211e" style:text-position="0% 100%" style:text-underline-style="solid" style:text-underline-width="auto" style:text-underline-color="font-color"/>
    </style:style>
    <style:style style:name="T2" style:family="text">
      <style:text-properties fo:color="#c9211e" style:text-underline-style="solid" style:text-underline-width="auto" style:text-underline-color="font-color"/>
    </style:style>
    <style:style style:name="T3" style:family="text">
      <style:text-properties fo:color="#c9211e" style:text-underline-style="solid" style:text-underline-width="auto" style:text-underline-color="font-color" officeooo:rsid="0006f43b"/>
    </style:style>
    <style:style style:name="T4" style:family="text">
      <style:text-properties style:text-underline-style="none"/>
    </style:style>
    <style:style style:name="T5" style:family="text">
      <style:text-properties fo:color="#1c1c1c" style:text-underline-style="none"/>
    </style:style>
    <style:style style:name="T6" style:family="text">
      <style:text-properties fo:color="#1c1c1c" style:text-underline-style="none" fo:font-weight="bold" style:font-weight-asian="bold" style:font-weight-complex="bold"/>
    </style:style>
    <style:style style:name="T7" style:family="text">
      <style:text-properties fo:color="#1c1c1c" style:font-name="Times New Roman" style:text-underline-style="none"/>
    </style:style>
    <style:style style:name="T8" style:family="text">
      <style:text-properties fo:color="#1c1c1c" style:font-name="Times New Roman" style:text-underline-style="none" fo:font-weight="bold" style:font-weight-asian="bold" style:font-weight-complex="bold"/>
    </style:style>
    <style:style style:name="T9" style:family="text">
      <style:text-properties fo:color="#1c1c1c" style:font-name="Times New Roman" fo:font-size="14pt" style:text-underline-style="none" fo:font-weight="bold" officeooo:rsid="000a8dae" style:font-size-asian="14pt" style:font-weight-asian="bold" style:font-size-complex="14pt" style:font-weight-complex="bold"/>
    </style:style>
    <style:style style:name="T10" style:family="text">
      <style:text-properties fo:color="#1c1c1c" style:font-name="Times New Roman" fo:font-size="14pt" style:text-underline-style="none" fo:font-weight="bold" officeooo:rsid="000bb71f" style:font-size-asian="14pt" style:font-weight-asian="bold" style:font-size-complex="14pt" style:font-weight-complex="bold"/>
    </style:style>
    <style:style style:name="T11" style:family="text">
      <style:text-properties fo:color="#1c1c1c" style:font-name="Times New Roman" fo:font-size="14pt" style:text-underline-style="none" officeooo:rsid="000a8dae" style:font-size-asian="14pt" style:font-size-complex="14pt"/>
    </style:style>
    <style:style style:name="T12" style:family="text">
      <style:text-properties fo:color="#1c1c1c" style:font-name="Times New Roman" fo:font-size="14pt" style:text-underline-style="none" fo:font-weight="normal" officeooo:rsid="000a8dae" style:font-size-asian="14pt" style:font-weight-asian="normal" style:font-size-complex="14pt" style:font-weight-complex="normal"/>
    </style:style>
    <style:style style:name="T13" style:family="text">
      <style:text-properties fo:color="#1c1c1c" fo:font-size="14pt" style:text-underline-style="none" fo:font-weight="normal" officeooo:rsid="000a8dae" style:font-size-asian="14pt" style:font-weight-asian="normal" style:font-size-complex="14pt" style:font-weight-complex="normal"/>
    </style:style>
    <style:style style:name="T14" style:family="text">
      <style:text-properties fo:color="#1c1c1c" fo:font-size="14pt" style:text-underline-style="none" officeooo:rsid="000a8dae" style:font-size-asian="14pt" style:font-size-complex="14pt"/>
    </style:style>
    <style:style style:name="T15" style:family="text">
      <style:text-properties fo:color="#ff0000" style:text-underline-style="solid" style:text-underline-width="auto" style:text-underline-color="font-color"/>
    </style:style>
    <style:style style:name="T16" style:family="text">
      <style:text-properties fo:color="#ff0000" style:text-underline-style="solid" style:text-underline-width="auto" style:text-underline-color="font-color" officeooo:rsid="0008ea63"/>
    </style:style>
    <style:style style:name="T17" style:family="text">
      <style:text-properties fo:color="#ff0000" style:text-underline-style="solid" style:text-underline-width="auto" style:text-underline-color="font-color" officeooo:rsid="000a8dae"/>
    </style:style>
    <style:style style:name="T18" style:family="text">
      <style:text-properties fo:color="#ff0000" style:font-name="Times New Roman" style:text-underline-style="solid" style:text-underline-width="auto" style:text-underline-color="font-color"/>
    </style:style>
    <style:style style:name="T19" style:family="text">
      <style:text-properties fo:color="#ff0000" style:font-name="Times New Roman" style:text-underline-style="solid" style:text-underline-width="auto" style:text-underline-color="font-color" officeooo:rsid="0008ea63"/>
    </style:style>
    <style:style style:name="T20" style:family="text">
      <style:text-properties fo:color="#ff0000" style:font-name="Times New Roman" style:text-underline-style="solid" style:text-underline-width="auto" style:text-underline-color="font-color" officeooo:rsid="000a8dae"/>
    </style:style>
    <style:style style:name="T21" style:family="text">
      <style:text-properties officeooo:rsid="0007210d"/>
    </style:style>
    <style:style style:name="T22" style:family="text">
      <style:text-properties style:font-name="Times New Roman"/>
    </style:style>
    <style:style style:name="T23" style:family="text">
      <style:text-properties style:font-name="Times New Roman" style:text-underline-style="none"/>
    </style:style>
    <style:style style:name="T24" style:family="text">
      <style:text-properties officeooo:rsid="0008ea63"/>
    </style:style>
    <style:style style:name="T25" style:family="text">
      <style:text-properties officeooo:rsid="000a8da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h text:style-name="P11" text:outline-level="1">Homey Feasts MERN Web App Deployment Guide</text:h>
      <text:h text:style-name="P12" text:outline-level="2">Introduction</text:h>
      <text:p text:style-name="P2">Homey Feasts is a revolutionary home food order application that connects passionate chefs with food enthusiasts. The platform offers a seamless experience where users can register as regular customers or elevate their experience by becoming chefs. This unique duality allows Homey Feasts to cater to both those who savor delectable home-cooked meals and those who find joy in creating culinary masterpieces.</text:p>
      <text:h text:style-name="P12" text:outline-level="2">The MERN Stack</text:h>
      <text:p text:style-name="P2">Homey Feasts is built on the MERN (MongoDB, Express.js, React, Node.js) stack, a powerful combination of technologies that facilitates the development of robust and scalable web applications.</text:p>
      <text:list xml:id="list3878299230" text:style-name="L2">
        <text:list-item>
          <text:p text:style-name="P5"><text:span text:style-name="Strong_20_Emphasis"><text:span text:style-name="T22">MongoDB:</text:span></text:span><text:span text:style-name="T22"> A NoSQL database used to store and manage the application's data, providing flexibility and scalability.</text:span></text:p>
        </text:list-item>
        <text:list-item>
          <text:p text:style-name="P5"><text:span text:style-name="Strong_20_Emphasis"><text:span text:style-name="T22">Express.js:</text:span></text:span><text:span text:style-name="T22"> A backend web application framework for Node.js that simplifies the development of server-side logic and APIs.</text:span></text:p>
        </text:list-item>
        <text:list-item>
          <text:p text:style-name="P5"><text:span text:style-name="Strong_20_Emphasis"><text:span text:style-name="T22">React:</text:span></text:span><text:span text:style-name="T22"> A front-end library for building dynamic user interfaces, enabling a smooth and responsive user experience.</text:span></text:p>
        </text:list-item>
        <text:list-item>
          <text:p text:style-name="P5"><text:span text:style-name="Strong_20_Emphasis"><text:span text:style-name="T22">Node.js:</text:span></text:span><text:span text:style-name="T22"> A JavaScript runtime that executes server-side code, allowing the application to run efficiently and handle a large number of concurrent connections.</text:span></text:p>
        </text:list-item>
      </text:list>
      <text:h text:style-name="P12" text:outline-level="2">MongoDB Atlas</text:h>
      <text:p text:style-name="P2">Homey Feasts leverages MongoDB Atlas, a fully managed cloud database service, to ensure the reliability, scalability, and security of the application's data. MongoDB Atlas offers automatic backups, robust security features, and the flexibility to scale with the growing demands of the application.</text:p>
      <text:h text:style-name="P12" text:outline-level="2">Vercel</text:h>
      <text:p text:style-name="P2">For deployment, Homey Feasts relies on Vercel, a cloud platform that enables seamless deployment of web applications. Vercel provides a straightforward and efficient deployment process, ensuring that Homey Feasts is easily accessible to users around the world.</text:p>
      <text:p text:style-name="P2">In summary, Homey Feasts not only brings together chefs and food enthusiasts but also leverages cutting-edge technologies like the MERN stack, MongoDB Atlas, and Vercel to deliver a delightful and secure home food ordering experience.</text:p>
      <text:p text:style-name="P2"/>
      <text:h text:style-name="P13" text:outline-level="2"><text:soft-page-break/>DEPLOYMENT:</text:h>
      <text:h text:style-name="P12" text:outline-level="2">Prerequisites</text:h>
      <text:p text:style-name="P2">Before you begin, make sure you have the following tools installed on your machine:</text:p>
      <text:list xml:id="list3542946542" text:style-name="L1">
        <text:list-item>
          <text:p text:style-name="P1"><text:span text:style-name="T22">Node.js: </text:span><text:a xlink:type="simple" xlink:href="https://nodejs.org/" office:target-frame-name="_new" xlink:show="replace" text:style-name="Internet_20_link" text:visited-style-name="Visited_20_Internet_20_Link"><text:span text:style-name="T22">Download and Install Node.js</text:span></text:a></text:p>
        </text:list-item>
        <text:list-item>
          <text:p text:style-name="P1"><text:span text:style-name="T22">MongoDB: </text:span><text:a xlink:type="simple" xlink:href="https://docs.mongodb.com/manual/installation/" office:target-frame-name="_new" xlink:show="replace" text:style-name="Internet_20_link" text:visited-style-name="Visited_20_Internet_20_Link"><text:span text:style-name="T22">Install MongoDB</text:span></text:a></text:p>
        </text:list-item>
      </text:list>
      <text:p text:style-name="P8"/>
      <text:h text:style-name="P12" text:outline-level="2">Local Deployment</text:h>
      <text:h text:style-name="P15" text:outline-level="3">1. Clone the Repository</text:h>
      <text:p text:style-name="P2">Clone your Homey Feasts repository to your local machine:</text:p>
      <text:p text:style-name="P8"><text:span text:style-name="T1">git clone https://github.com/your-username/homey-feasts.git</text:span><text:line-break/></text:p>
      <text:p text:style-name="P8"/>
      <text:h text:style-name="P15" text:outline-level="3">2. Set Up the Server</text:h>
      <text:h text:style-name="P21" text:outline-level="4">a. Navigate to the Server Folder</text:h>
      <text:p text:style-name="P8"><text:span text:style-name="T2">cd homey-feasts/server</text:span><text:line-break/></text:p>
      <text:p text:style-name="P8"/>
      <text:h text:style-name="P21" text:outline-level="4">b. Install Dependencies</text:h>
      <text:p text:style-name="P8"><text:span text:style-name="T2">npm install –</text:span><text:span text:style-name="T3">legacy-deps-peer --force</text:span><text:line-break/></text:p>
      <text:p text:style-name="P8"/>
      <text:h text:style-name="P21" text:outline-level="4">c. Configure Environment Variables</text:h>
      <text:p text:style-name="Text_20_body"><text:span text:style-name="T7">Create a </text:span><text:span text:style-name="Source_20_Text"><text:span text:style-name="T7">.env</text:span></text:span><text:span text:style-name="T7"> file in the </text:span><text:span text:style-name="Source_20_Text"><text:span text:style-name="T7">server</text:span></text:span><text:span text:style-name="T7"> directory with the following content:</text:span></text:p>
      <text:p text:style-name="P8"><text:span text:style-name="T15">PORT=3001<text:line-break/>MONGODB_URI=your-mongodb-connection-string</text:span><text:line-break/></text:p>
      <text:p text:style-name="Standard"><text:span text:style-name="T22">Replace </text:span><text:span text:style-name="Source_20_Text"><text:span text:style-name="T23">your-mongodb-connection-string</text:span></text:span><text:span text:style-name="T22"> with your MongoDB connection string. </text:span></text:p>
      <text:p text:style-name="P8"/>
      <text:h text:style-name="P21" text:outline-level="4">d. Run the Server</text:h>
      <text:p text:style-name="P25"><text:span text:style-name="Source_20_Text"><text:span text:style-name="T18">npm start</text:span></text:span></text:p>
      <text:h text:style-name="P19" text:outline-level="3">3. Set Up the Client</text:h>
      <text:h text:style-name="P21" text:outline-level="4">a. Navigate to the Client Folder</text:h>
      <text:p text:style-name="P2"/>
      <text:p text:style-name="P25"><text:span text:style-name="Source_20_Text"><text:span text:style-name="T18">cd ../client</text:span></text:span></text:p>
      <text:h text:style-name="P21" text:outline-level="4"><text:soft-page-break/>b. Install Dependencies</text:h>
      <text:p text:style-name="P2"/>
      <text:p text:style-name="P25"><text:span text:style-name="Source_20_Text"><text:span text:style-name="T18">npm install</text:span></text:span></text:p>
      <text:h text:style-name="P16" text:outline-level="3"><text:span text:style-name="T21">c</text:span>. Run the Client</text:h>
      <text:p text:style-name="P2"/>
      <text:p text:style-name="P25"><text:span text:style-name="Source_20_Text"><text:span text:style-name="T18">npm start</text:span></text:span></text:p>
      <text:p text:style-name="Text_20_body"><text:span text:style-name="T22">Now, Homey Feasts should be accessible locally at </text:span><text:span text:style-name="Source_20_Text"><text:span text:style-name="T22">http://localhost:3000</text:span></text:span><text:span text:style-name="T22">.</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4" text:outline-level="2">Vercel Deployment</text:h>
      <text:h text:style-name="P15" text:outline-level="3">1. Set Up Vercel Account</text:h>
      <text:p text:style-name="Text_20_body"><text:span text:style-name="T22">If you don't have a Vercel account, </text:span><text:a xlink:type="simple" xlink:href="https://vercel.com/signup" office:target-frame-name="_new" xlink:show="replace" text:style-name="Internet_20_link" text:visited-style-name="Visited_20_Internet_20_Link"><text:span text:style-name="T22">sign up</text:span></text:a><text:span text:style-name="T22"> for one.</text:span></text:p>
      <text:h text:style-name="P15" text:outline-level="3"><text:soft-page-break/>2. Install Vercel CLI</text:h>
      <text:p text:style-name="P2"/>
      <text:p text:style-name="P25"><text:span text:style-name="Source_20_Text"><text:span text:style-name="T18">npm install -g vercel</text:span></text:span></text:p>
      <text:h text:style-name="P17" text:outline-level="3"><text:span text:style-name="T21">3</text:span>. Deploy the Client</text:h>
      <text:h text:style-name="P21" text:outline-level="4">a. Navigate to the Client Folder</text:h>
      <text:p text:style-name="P2"/>
      <text:p text:style-name="P25"><text:span text:style-name="Source_20_Text"><text:span text:style-name="T18">cd ../client</text:span></text:span></text:p>
      <text:h text:style-name="P21" text:outline-level="4">b. <text:span text:style-name="T25">Login</text:span> to Vercel <text:span text:style-name="T25">CLI</text:span></text:h>
      <text:p text:style-name="P29">Run the command and login to your vercel id, then verify your mail to access vercel commands through command line </text:p>
      <text:p text:style-name="P25"><text:span text:style-name="Source_20_Text"><text:span text:style-name="T18">vercel </text:span></text:span><text:span text:style-name="Source_20_Text"><text:span text:style-name="T20">login</text:span></text:span></text:p>
      <text:h text:style-name="P24" text:outline-level="4"><text:span text:style-name="T25">c</text:span>. Deploy to Vercel</text:h>
      <text:p text:style-name="P29">Run the command and follow the further processes to deploy the client on vercel</text:p>
      <text:p text:style-name="P30"><text:span text:style-name="Source_20_Text"><text:span text:style-name="T18">vercel</text:span></text:span></text:p>
      <text:p text:style-name="P6">Follow the on-screen instructions to log in and complete the deployment process.</text:p>
      <text:p text:style-name="P2">Once the deployments are complete, Vercel will provide you with the URLs for your <text:s/>client applications</text:p>
      <text:p text:style-name="P10"/>
      <text:p text:style-name="P10"/>
      <text:h text:style-name="P18" text:outline-level="3"><text:span text:style-name="T21">3</text:span>. Deploy the <text:span text:style-name="T21">Server</text:span></text:h>
      <text:h text:style-name="P22" text:outline-level="4">a. Navigate to the <text:span text:style-name="T21">Server</text:span> Folder</text:h>
      <text:p text:style-name="P3"/>
      <text:p text:style-name="P26"><text:span text:style-name="Source_20_Text"><text:span text:style-name="T18">cd ../client</text:span></text:span></text:p>
      <text:h text:style-name="P20" text:outline-level="4"><text:span text:style-name="Source_20_Text"><text:span text:style-name="T8">b. Install Dependencies</text:span></text:span></text:h>
      <text:p text:style-name="P28"/>
      <text:p text:style-name="P25"><text:span text:style-name="Source_20_Text"><text:span text:style-name="T18">npm install</text:span></text:span></text:p>
      <text:h text:style-name="P23" text:outline-level="4"><text:span text:style-name="T24">c</text:span>. <text:span text:style-name="T24">Run the server</text:span></text:h>
      <text:p text:style-name="P4"/>
      <text:p text:style-name="P27"><text:span text:style-name="Source_20_Text"><text:span text:style-name="T19">npm start</text:span></text:span></text:p>
      <text:p text:style-name="P27"><text:span text:style-name="Source_20_Text"><text:span text:style-name="T19"/></text:span></text:p>
      <text:p text:style-name="P27"><text:span text:style-name="Source_20_Text"><text:span text:style-name="T19"/></text:span></text:p>
      <text:p text:style-name="P7"><text:soft-page-break/><text:span text:style-name="Source_20_Text"><text:span text:style-name="T12">Visit the provided Vercel deployment link for the client application, not the local link, to experience Homey Feasts seamlessly on the cloud platform.</text:span></text:span></text:p>
      <text:p text:style-name="Text_20_body"><text:span text:style-name="T22">Now you can relish the Homey Feasts experience either locally or on the Vercel cloud platform. For cloud access, remember to use the Vercel deployment link for the client to ensure a smooth, CORS-error-free experience. Bon appét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2-01T21:28:59.090000000</meta:creation-date>
    <dc:date>2023-12-02T02:28:13.788000000</dc:date>
    <meta:editing-duration>PT2M43S</meta:editing-duration>
    <meta:editing-cycles>1</meta:editing-cycles>
    <meta:document-statistic meta:table-count="0" meta:image-count="0" meta:object-count="0" meta:page-count="5" meta:paragraph-count="67" meta:word-count="615" meta:character-count="4045" meta:non-whitespace-character-count="3497"/>
    <meta:generator>Trio_Office/6.2.8.2$Windows_x86 LibreOffice_project/</meta:generator>
  </office:meta>
</office:document-meta>
</file>